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WW8Num4"/>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6">
      <style:paragraph-properties style:writing-mode="lr-tb"/>
    </style:style>
    <style:style style:name="P34" style:family="paragraph" style:parent-style-name="Text_20_body" style:list-style-name="L8">
      <style:paragraph-properties style:writing-mode="lr-tb"/>
    </style:style>
    <style:style style:name="P35" style:family="paragraph" style:parent-style-name="Text_20_body" style:list-style-name="L10">
      <style:paragraph-properties style:writing-mode="lr-tb"/>
    </style:style>
    <style:style style:name="P36" style:family="paragraph" style:parent-style-name="Text_20_body" style:list-style-name="L20">
      <style:paragraph-properties style:writing-mode="lr-tb"/>
    </style:style>
    <style:style style:name="P37" style:family="paragraph" style:parent-style-name="Text_20_body" style:list-style-name="L12">
      <style:paragraph-properties fo:break-before="page"/>
    </style:style>
    <style:style style:name="P38" style:family="paragraph" style:parent-style-name="Text_20_body" style:list-style-name="L23">
      <style:paragraph-properties fo:margin-left="0cm" fo:margin-right="0cm" fo:text-indent="0cm" style:auto-text-indent="false"/>
    </style:style>
    <style:style style:name="P39" style:family="paragraph" style:parent-style-name="Heading_20_1">
      <style:text-properties fo:language="en" fo:country="GB"/>
    </style:style>
    <style:style style:name="P40" style:family="paragraph" style:parent-style-name="Heading_20_1" style:list-style-name="" style:master-page-name="MP2">
      <style:paragraph-properties style:page-number="auto" fo:break-before="page"/>
      <style:text-properties fo:language="en" fo:country="GB"/>
    </style:style>
    <style:style style:name="P41" style:family="paragraph" style:parent-style-name="Heading_20_1">
      <style:paragraph-properties fo:break-before="page"/>
    </style:style>
    <style:style style:name="P42" style:family="paragraph" style:parent-style-name="Contents_20_1">
      <style:paragraph-properties>
        <style:tab-stops>
          <style:tab-stop style:position="15.074cm" style:type="right" style:leader-style="dotted" style:leader-text="."/>
        </style:tab-stops>
      </style:paragraph-properties>
    </style:style>
    <style:style style:name="P43" style:family="paragraph" style:parent-style-name="Contents_20_2">
      <style:paragraph-properties>
        <style:tab-stops>
          <style:tab-stop style:position="14.58cm" style:type="right" style:leader-style="dotted" style:leader-text="."/>
        </style:tab-stops>
      </style:paragraph-properties>
    </style:style>
    <style:style style:name="P44" style:family="paragraph" style:parent-style-name="Contents_20_3">
      <style:paragraph-properties>
        <style:tab-stops>
          <style:tab-stop style:position="14.086cm" style:type="right" style:leader-style="dotted" style:leader-text="."/>
        </style:tab-stops>
      </style:paragraph-properties>
    </style:style>
    <style:style style:name="P45" style:family="paragraph" style:parent-style-name="ForsideKunstSkrift" style:master-page-name="MPF0">
      <style:paragraph-properties style:page-number="auto" fo:break-before="page"/>
      <style:text-properties fo:language="en" fo:country="GB"/>
    </style:style>
    <style:style style:name="P46"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egoe UI'" style:font-style-name="norma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egoe UI'" style:font-style-name="norma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3-11-22T11:28:06.63">2013</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42"><text:a xlink:type="simple" xlink:href="#__RefHeading__744_2098529114">Introduction<text:tab/>3</text:a></text:p>
          <text:p text:style-name="P42"><text:a xlink:type="simple" xlink:href="#__RefHeading__436_46715803">Version 1.0.1<text:tab/>4</text:a></text:p>
          <text:p text:style-name="P42"><text:a xlink:type="simple" xlink:href="#__RefHeading__2855_712427283">Version 1.1.0<text:tab/>5</text:a></text:p>
          <text:p text:style-name="P43"><text:a xlink:type="simple" xlink:href="#__RefHeading__2857_712427283">Interface changes<text:tab/>5</text:a></text:p>
          <text:p text:style-name="P43"><text:a xlink:type="simple" xlink:href="#__RefHeading__2859_712427283">Changed Dlls<text:tab/>5</text:a></text:p>
          <text:p text:style-name="P44"><text:a xlink:type="simple" xlink:href="#__RefHeading__2861_712427283">CprBroker.Engine<text:tab/>5</text:a></text:p>
          <text:p text:style-name="P44"><text:a xlink:type="simple" xlink:href="#__RefHeading__2863_712427283">CprBroker.Schemas<text:tab/>6</text:a></text:p>
          <text:p text:style-name="P44"><text:a xlink:type="simple" xlink:href="#__RefHeading__2865_712427283">CprBroker.Providers.DPR<text:tab/>6</text:a></text:p>
          <text:p text:style-name="P42"><text:a xlink:type="simple" xlink:href="#__RefHeading__2867_712427283">Version 1.1.1<text:tab/>7</text:a></text:p>
          <text:p text:style-name="P43"><text:a xlink:type="simple" xlink:href="#__RefHeading__2659_712427283">Changed Dlls<text:tab/>7</text:a></text:p>
          <text:p text:style-name="P44"><text:a xlink:type="simple" xlink:href="#__RefHeading__2661_712427283">CprBroker.Engine<text:tab/>7</text:a></text:p>
          <text:p text:style-name="P44"><text:a xlink:type="simple" xlink:href="#__RefHeading__2663_712427283">CprBroker.Schemas<text:tab/>8</text:a></text:p>
          <text:p text:style-name="P44"><text:a xlink:type="simple" xlink:href="#__RefHeading__2665_712427283">CprBroker.Utilities<text:tab/>8</text:a></text:p>
          <text:p text:style-name="P42"><text:a xlink:type="simple" xlink:href="#__RefHeading__2869_712427283">Version 1.1.2<text:tab/>9</text:a></text:p>
          <text:p text:style-name="P43"><text:a xlink:type="simple" xlink:href="#__RefHeading__2871_712427283">E&amp;M Database implementation<text:tab/>9</text:a></text:p>
          <text:p text:style-name="P43"><text:a xlink:type="simple" xlink:href="#__RefHeading__2873_712427283">New installer version<text:tab/>9</text:a></text:p>
          <text:p text:style-name="P44"><text:a xlink:type="simple" xlink:href="#__RefHeading__2875_712427283">Custom actions<text:tab/>9</text:a></text:p>
          <text:p text:style-name="P44"><text:a xlink:type="simple" xlink:href="#__RefHeading__2877_712427283">Silent installations<text:tab/>9</text:a></text:p>
          <text:p text:style-name="P44"><text:a xlink:type="simple" xlink:href="#__RefHeading__2879_712427283">Easier upgrades<text:tab/>9</text:a></text:p>
          <text:p text:style-name="P42"><text:a xlink:type="simple" xlink:href="#__RefHeading__1335_482065050">Version 1.2<text:tab/>10</text:a></text:p>
          <text:p text:style-name="P43"><text:a xlink:type="simple" xlink:href="#__RefHeading__1337_482065050">DPR<text:tab/>10</text:a></text:p>
          <text:p text:style-name="P43"><text:a xlink:type="simple" xlink:href="#__RefHeading__1427_482065050">Website<text:tab/>10</text:a></text:p>
          <text:p text:style-name="P43"><text:a xlink:type="simple" xlink:href="#__RefHeading__1429_482065050">Engine<text:tab/>10</text:a></text:p>
          <text:p text:style-name="P43"><text:a xlink:type="simple" xlink:href="#__RefHeading__1339_482065050">Installer enhancements<text:tab/>10</text:a></text:p>
          <text:p text:style-name="P42"><text:a xlink:type="simple" xlink:href="#__RefHeading__5101_1326892948">Version 1.3<text:tab/>12</text:a></text:p>
          <text:p text:style-name="P43"><text:a xlink:type="simple" xlink:href="#__RefHeading__5103_1326892948">CPR Direct<text:tab/>12</text:a></text:p>
          <text:p text:style-name="P44"><text:a xlink:type="simple" xlink:href="#__RefHeading__1496_1326892948">Extract Data provider<text:tab/>12</text:a></text:p>
          <text:p text:style-name="P44"><text:a xlink:type="simple" xlink:href="#__RefHeading__5105_1326892948">Client data provider<text:tab/>12</text:a></text:p>
          <text:p text:style-name="P43"><text:a xlink:type="simple" xlink:href="#__RefHeading__5107_1326892948">Engine<text:tab/>12</text:a></text:p>
          <text:p text:style-name="P42"><text:a xlink:type="simple" xlink:href="#__RefHeading__5109_1326892948">Version 1.3.1<text:tab/>13</text:a></text:p>
          <text:p text:style-name="P43"><text:a xlink:type="simple" xlink:href="#__RefHeading__1642_164760157">Engine<text:tab/>13</text:a></text:p>
          <text:p text:style-name="P43"><text:a xlink:type="simple" xlink:href="#__RefHeading__6770_58562128">Back end service<text:tab/>13</text:a></text:p>
          <text:p text:style-name="P43"><text:a xlink:type="simple" xlink:href="#__RefHeading__1644_164760157">Installer<text:tab/>13</text:a></text:p>
          <text:p text:style-name="P42"><text:a xlink:type="simple" xlink:href="#__RefHeading__1739_367244219">Version 1.3.2<text:tab/>14</text:a></text:p>
          <text:p text:style-name="P43"><text:a xlink:type="simple" xlink:href="#__RefHeading__1741_367244219">CPR Direct<text:tab/>14</text:a></text:p>
          <text:p text:style-name="P43"><text:a xlink:type="simple" xlink:href="#__RefHeading__12903_997733932">Installer<text:tab/>14</text:a></text:p>
          <text:p text:style-name="P42"><text:a xlink:type="simple" xlink:href="#__RefHeading__1833_493181037">Version 1.4<text:tab/>15</text:a></text:p>
          <text:p text:style-name="P43"><text:a xlink:type="simple" xlink:href="#__RefHeading__1764_1050239833">DPR<text:tab/>15</text:a></text:p>
          <text:p text:style-name="P43"><text:a xlink:type="simple" xlink:href="#__RefHeading__1988_938970145">KMD &amp; CPR Direct<text:tab/>15</text:a></text:p>
          <text:p text:style-name="P43"><text:a xlink:type="simple" xlink:href="#__RefHeading__1766_1050239833">E&amp;M<text:tab/>15</text:a></text:p>
          <text:p text:style-name="P43"><text:a xlink:type="simple" xlink:href="#__RefHeading__1768_1050239833">Engine<text:tab/>15</text:a></text:p>
          <text:p text:style-name="P43"><text:a xlink:type="simple" xlink:href="#__RefHeading__1770_1050239833">Database<text:tab/>15</text:a></text:p>
          <text:p text:style-name="P42"><text:a xlink:type="simple" xlink:href="#__RefHeading__1990_938970145">Version 2.1<text:tab/>16</text:a></text:p>
          <text:p text:style-name="P43"><text:a xlink:type="simple" xlink:href="#__RefHeading__1992_938970145">Part person interface<text:tab/>16</text:a></text:p>
          <text:p text:style-name="P43"><text:a xlink:type="simple" xlink:href="#__RefHeading__1994_938970145">DPR<text:tab/>16</text:a></text:p>
          <text:p text:style-name="P43"><text:a xlink:type="simple" xlink:href="#__RefHeading__1996_938970145">KMD<text:tab/>16</text:a></text:p>
          <text:p text:style-name="P43"><text:a xlink:type="simple" xlink:href="#__RefHeading__1998_938970145">E&amp;M<text:tab/>16</text:a></text:p>
          <text:p text:style-name="P43"><text:a xlink:type="simple" xlink:href="#__RefHeading__2000_938970145">CPR Direct<text:tab/>17</text:a></text:p>
          <text:p text:style-name="P43"><text:a xlink:type="simple" xlink:href="#__RefHeading__2068_437870872">Database schema<text:tab/>17</text:a></text:p>
          <text:p text:style-name="P42"><text:a xlink:type="simple" xlink:href="#__RefHeading__2313_1958419325">Version 2.1.1<text:tab/>18</text:a></text:p>
          <text:p text:style-name="P42"><text:a xlink:type="simple" xlink:href="#__RefHeading__2148_378977344">Version 2.1.2<text:tab/>19</text:a></text:p>
          <text:p text:style-name="P42"><text:a xlink:type="simple" xlink:href="#__RefHeading__2169_108880746">Version 2.2<text:tab/>20</text:a></text:p>
          <text:p text:style-name="P43"><text:a xlink:type="simple" xlink:href="#__RefHeading__2518_2053036593">Historical data<text:tab/>20</text:a></text:p>
          <text:p text:style-name="P43"><text:a xlink:type="simple" xlink:href="#__RefHeading__2520_2053036593">Subscriptions based on criteria<text:tab/>20</text:a></text:p>
          <text:p text:style-name="P42"><text:a xlink:type="simple" xlink:href="#__RefHeading__2198_2053036593">Version 2.2.1<text:tab/>21</text:a></text:p>
          <text:p text:style-name="P43"><text:a xlink:type="simple" xlink:href="#__RefHeading__2464_2053036593">DPR<text:tab/>21</text:a></text:p>
          <text:p text:style-name="P43"><text:a xlink:type="simple" xlink:href="#__RefHeading__2466_2053036593">Budget control<text:tab/>21</text:a></text:p>
          <text:p text:style-name="P43"><text:a xlink:type="simple" xlink:href="#__RefHeading__2468_2053036593">Modulus 11 check<text:tab/>21</text:a></text:p>
          <text:p text:style-name="P43"><text:a xlink:type="simple" xlink:href="#__RefHeading__2470_2053036593">Database tables<text:tab/>21</text:a></text:p>
          <text:p text:style-name="P43"><text:a xlink:type="simple" xlink:href="#__RefHeading__2472_2053036593">Logging<text:tab/>21</text:a></text:p>
          <text:p text:style-name="P43"><text:a xlink:type="simple" xlink:href="#__RefHeading__2610_2053036593">Bug fixes<text:tab/>21</text:a></text:p>
        </text:index-body>
      </text:table-of-content>
      <text:p text:style-name="P6"/>
      <text:h text:style-name="P40"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39"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0709205" text:style-name="L1">
        <text:list-item>
          <text:p text:style-name="P11">Extra logging at key points in DPR to show decisions about using DPR diversion or skipping it.</text:p>
        </text:list-item>
        <text:list-item>
          <text:p text:style-name="P11">A new configuration property : DisableDiversion has been added to DPR data provider. The new property disables usage of DPR diversion (viderestilling) and thus using only the local DPR database records.</text:p>
        </text:list-item>
        <text:list-item>
          <text:p text:style-name="P11">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0719880" text:style-name="L2">
        <text:list-item>
          <text:p text:style-name="P12"><text:span text:style-name="Default_20_Paragraph_20_Font"><text:span text:style-name="T1">200 (OK) if all the UUIDs were found and successfully read.</text:span></text:span></text:p>
        </text:list-item>
        <text:list-item>
          <text:p text:style-name="P12"><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2"><text:span text:style-name="Default_20_Paragraph_20_Font"><text:span text:style-name="T1">400 (BAD_CLIENT_REQUEST) if </text:span></text:span></text:p>
          <text:p text:style-name="P12"><text:span text:style-name="Default_20_Paragraph_20_Font"><text:span text:style-name="T1">The application token is invalid, or </text:span></text:span></text:p>
          <text:p text:style-name="P12"><text:span text:style-name="Default_20_Paragraph_20_Font"><text:span text:style-name="T1">Input validation fails for a well known reason, such as an invalid/unknown UUID.</text:span></text:span></text:p>
        </text:list-item>
        <text:list-item>
          <text:p text:style-name="P12"><text:span text:style-name="Default_20_Paragraph_20_Font"><text:span text:style-name="T1">500 (UNSPECIFIED) if </text:span></text:span></text:p>
          <text:p text:style-name="P12"><text:span text:style-name="Default_20_Paragraph_20_Font"><text:span text:style-name="T1">Input validation fails for an unknown reason</text:span></text:span></text:p>
          <text:p text:style-name="P12"><text:span text:style-name="Default_20_Paragraph_20_Font"><text:span text:style-name="T1">An exception has occurred and cannot be handled</text:span></text:span></text:p>
        </text:list-item>
        <text:list-item>
          <text:p text:style-name="P12"><text:span text:style-name="Default_20_Paragraph_20_Font"><text:span text:style-name="T1">503 (DATASOURCE_UNAVAILABLE) if </text:span></text:span></text:p>
          <text:p text:style-name="P12"><text:span text:style-name="Default_20_Paragraph_20_Font"><text:span text:style-name="T1">There are no internal or external data providers defined in the system that can process the request, or</text:span></text:span></text:p>
          <text:p text:style-name="P12"><text:span text:style-name="Default_20_Paragraph_20_Font"><text:span text:style-name="T1">All the UUIDs did not match any known person data</text:span></text:span></text:p>
          <text:p text:style-name="P12"><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0717832" text:style-name="L3">
        <text:list-item>
          <text:p text:style-name="P13"><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3"><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0708086" text:style-name="L4">
        <text:list-item>
          <text:p text:style-name="P14"><text:span text:style-name="Default_20_Paragraph_20_Font"><text:span text:style-name="T1">New return code : 206 (PARTIAL_SUCCESS)</text:span></text:span></text:p>
        </text:list-item>
        <text:list-item>
          <text:p text:style-name="P14"><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0710359" text:style-name="L5">
        <text:list-item>
          <text:p text:style-name="P15"><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0721854" text:style-name="WW8Num4">
        <text:list-item>
          <text:p text:style-name="P16"><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6"><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1433813" text:continue-numbering="true" text:style-name="WW8Num4">
        <text:list-item>
          <text:p text:style-name="P16"><text:span text:style-name="T6">400 (</text:span>BAD<text:span text:style-name="T6">_</text:span>CLIENT<text:span text:style-name="T6">_</text:span>REQUEST<text:span text:style-name="T6">) </text:span>if<text:span text:style-name="T6"> </text:span></text:p>
          <text:list>
            <text:list-item>
              <text:p text:style-name="P16">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6">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6"><text:span text:style-name="T6">500 (</text:span>UNSPECIFIED<text:span text:style-name="T6">) </text:span>if<text:span text:style-name="T6"> </text:span></text:p>
          <text:list>
            <text:list-item>
              <text:p text:style-name="P16">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6">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6"><text:span text:style-name="T6">503 (</text:span>DATASOURCE<text:span text:style-name="T6">_</text:span>UNAVAILABLE<text:span text:style-name="T6">) </text:span>if<text:span text:style-name="T6"> </text:span></text:p>
          <text:list>
            <text:list-item>
              <text:p text:style-name="P16">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6">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1415368" text:continue-numbering="true" text:style-name="WW8Num4">
        <text:list-item>
          <text:p text:style-name="P16">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6">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1437715" text:continue-numbering="true" text:style-name="WW8Num4">
        <text:list-item>
          <text:p text:style-name="P16">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6">New<text:span text:style-name="T6"> </text:span>method<text:span text:style-name="T6"> : </text:span>TilstandVirkningType<text:span text:style-name="T6">.</text:span>ToVirkningType<text:span text:style-name="T6">()</text:span></text:p>
        </text:list-item>
        <text:list-item>
          <text:p text:style-name="P16">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6">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6">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1430908" text:continue-numbering="true" text:style-name="WW8Num4">
        <text:list-item>
          <text:p text:style-name="P16"><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0697060" text:style-name="L6">
        <text:list-item>
          <text:p text:style-name="P33"><text:span text:style-name="Default_20_Paragraph_20_Font"><text:span text:style-name="T2">Unit tests for most of DPR code.</text:span></text:span></text:p>
        </text:list-item>
        <text:list-item>
          <text:p text:style-name="P33"><text:span text:style-name="Default_20_Paragraph_20_Font"><text:span text:style-name="T2">Code refactoring of DPR code, isolated many of the object creation code into separate methods.</text:span></text:span></text:p>
        </text:list-item>
        <text:list-item>
          <text:p text:style-name="P33"><text:span text:style-name="Default_20_Paragraph_20_Font"><text:span text:style-name="T2">Church membership indicator returns true only if the DPR is 'F'.</text:span></text:span></text:p>
        </text:list-item>
        <text:list-item>
          <text:p text:style-name="P33"><text:span text:style-name="Default_20_Paragraph_20_Font"><text:span text:style-name="T2">Mother/Father CPR number retrieval no longer depends on mother/father marker.</text:span></text:span></text:p>
        </text:list-item>
        <text:list-item>
          <text:p text:style-name="P33"><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33"><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1435990" text:continue-numbering="true" text:style-name="L6">
        <text:list-item>
          <text:p text:style-name="P33"><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1413050" text:continue-numbering="true" text:style-name="L6">
        <text:list-item>
          <text:p text:style-name="P33"><text:span text:style-name="Default_20_Paragraph_20_Font"><text:span text:style-name="T2">Faster data provider allocation based on IEnumerable rather than List.</text:span></text:span></text:p>
        </text:list-item>
        <text:list-item>
          <text:p text:style-name="P33"><text:span text:style-name="Default_20_Paragraph_20_Font"><text:span text:style-name="T2">Bug fix for the case where there are zero sub methods.</text:span></text:span></text:p>
        </text:list-item>
        <text:list-item>
          <text:p text:style-name="P33"><text:span text:style-name="Default_20_Paragraph_20_Font"><text:span text:style-name="T2">Loading data providers from database is done only once per façade.</text:span></text:span></text:p>
        </text:list-item>
        <text:list-item>
          <text:p text:style-name="P33"><text:span text:style-name="Default_20_Paragraph_20_Font"><text:span text:style-name="T2">Bug fix for reading of new data provider properties that were never set before.</text:span></text:span></text:p>
        </text:list-item>
        <text:list-item>
          <text:p text:style-name="P33"><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0707235" text:style-name="L7">
        <text:list-item>
          <text:p text:style-name="P17"><text:span text:style-name="Default_20_Paragraph_20_Font"><text:span text:style-name="T2">Bug fix for the case when database name contains an ampersand (&amp;).</text:span></text:span></text:p>
        </text:list-item>
        <text:list-item>
          <text:p text:style-name="P17"><text:span text:style-name="Default_20_Paragraph_20_Font"><text:span text:style-name="T2">Referenced libraries organization.</text:span></text:span></text:p>
        </text:list-item>
        <text:list-item>
          <text:p text:style-name="P17"><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7"><text:span text:style-name="Default_20_Paragraph_20_Font"><text:span text:style-name="T2">The installer now requires (and checks for) elevated privileges.</text:span></text:span></text:p>
        </text:list-item>
        <text:list-item>
          <text:p text:style-name="P17"><text:span text:style-name="Default_20_Paragraph_20_Font"><text:span text:style-name="T2">The installer does not allow installation as virtual directory if there are no existing websites on the target machine.</text:span></text:span></text:p>
        </text:list-item>
        <text:list-item>
          <text:p text:style-name="P17"><text:span text:style-name="Default_20_Paragraph_20_Font"><text:span text:style-name="T2">Progress text for most custom actions.</text:span></text:span></text:p>
        </text:list-item>
        <text:list-item>
          <text:p text:style-name="P17"><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0700403" text:style-name="L8">
        <text:list-item>
          <text:p text:style-name="P34"><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0698842" text:style-name="L9">
        <text:list-item>
          <text:p text:style-name="P18"><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0704598" text:style-name="L10">
        <text:list-item>
          <text:p text:style-name="P35"><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0699194" text:style-name="L11">
        <text:list-item>
          <text:p text:style-name="P19"><text:span text:style-name="Default_20_Paragraph_20_Font"><text:span text:style-name="T2">Fixes for FTP connection</text:span></text:span></text:p>
        </text:list-item>
        <text:list-item>
          <text:p text:style-name="P19"><text:span text:style-name="Default_20_Paragraph_20_Font"><text:span text:style-name="T2">Separate encodings for extracts and TCP</text:span></text:span></text:p>
        </text:list-item>
        <text:list-item>
          <text:p text:style-name="P19"><text:span text:style-name="Default_20_Paragraph_20_Font"><text:span text:style-name="T2">Fixes for TCP/IP communication with CPR bureau</text:span></text:span></text:p>
        </text:list-item>
        <text:list-item>
          <text:p text:style-name="P19"><text:span text:style-name="Default_20_Paragraph_20_Font"><text:span text:style-name="T2">Isolated extraction from person data refresh</text:span></text:span></text:p>
        </text:list-item>
        <text:list-item>
          <text:p text:style-name="P19"><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0716465" text:style-name="L12">
        <text:list-item>
          <text:p text:style-name="P20"><text:span text:style-name="Default_20_Paragraph_20_Font"><text:span text:style-name="T2">The installer has been renamed to CprBroker.msi / CprBroker.exe</text:span></text:span></text:p>
        </text:list-item>
        <text:list-item>
          <text:p text:style-name="P20"><text:span text:style-name="Default_20_Paragraph_20_Font"><text:span text:style-name="T2">Generic database and website patching code and SQL</text:span></text:span></text:p>
          <text:p text:style-name="P20"><text:span text:style-name="Default_20_Paragraph_20_Font"><text:span text:style-name="T2"/></text:span></text:p>
        </text:list-item>
      </text:list>
      <text:h text:style-name="P41"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 text:name="__RefHeading__1764_1050239833"/><text:span text:style-name="Default_20_Paragraph_20_Font"><text:span text:style-name="T2">DPR</text:span></text:span><text:bookmark-end text:name="__RefHeading__1764_1050239833"/></text:h>
      <text:list xml:id="list30698966" text:style-name="L13">
        <text:list-item>
          <text:p text:style-name="P21"><text:span text:style-name="Default_20_Paragraph_20_Font"><text:span text:style-name="T2">AddressPostal.DistrictName now contains city name.</text:span></text:span></text:p>
        </text:list-item>
        <text:list-item>
          <text:p text:style-name="P21"><text:span text:style-name="Default_20_Paragraph_20_Font"><text:span text:style-name="T2">SpecialVejKode added.</text:span></text:span></text:p>
        </text:list-item>
      </text:list>
      <text:h text:style-name="Heading_20_2" text:outline-level="2"><text:bookmark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 text:name="__RefHeading__1990_938970145"/><text:span text:style-name="Default_20_Paragraph_20_Font"><text:span text:style-name="T2">Version </text:span></text:span><text:span text:style-name="Default_20_Paragraph_20_Font"><text:span text:style-name="T2">2.1</text:span></text:span><text:bookmark-end text:name="__RefHeading__1990_938970145"/></text:h>
      <text:p text:style-name="Text_20_body"><text:span text:style-name="Default_20_Paragraph_20_Font"><text:span text:style-name="T2">The main features of this version are</text:span></text:span></text:p>
      <text:list xml:id="list30716282" text:style-name="L14">
        <text:list-item>
          <text:p text:style-name="P22"><text:span text:style-name="Default_20_Paragraph_20_Font"><text:span text:style-name="T2">CprBorgerType is returned from all data sources</text:span></text:span></text:p>
        </text:list-item>
        <text:list-item>
          <text:p text:style-name="P22"><text:span text:style-name="Default_20_Paragraph_20_Font"><text:span text:style-name="T2">City name is now returned in DistrictSubdivisionIdentifier</text:span></text:span></text:p>
        </text:list-item>
      </text:list>
      <text:h text:style-name="Heading_20_2" text:outline-level="2"><text:bookmark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 text:name="__RefHeading__1994_938970145"/><text:span text:style-name="Default_20_Paragraph_20_Font"><text:span text:style-name="T1">DPR</text:span></text:span><text:bookmark-end text:name="__RefHeading__1994_938970145"/></text:h>
      <text:list xml:id="list30714063" text:style-name="L15">
        <text:list-item>
          <text:p text:style-name="P23"><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3"><text:span text:style-name="Default_20_Paragraph_20_Font"><text:span text:style-name="T1">City name now goes into DistrictSubdivisionIdentifier, postal district goes into DistrictName.</text:span></text:span></text:p>
        </text:list-item>
        <text:list-item>
          <text:p text:style-name="P23"><text:span text:style-name="Default_20_Paragraph_20_Font"><text:span text:style-name="T1">Calls to DPR Diversion are now capable of timing out, and use disposable objects to avoid blockings.</text:span></text:span></text:p>
        </text:list-item>
      </text:list>
      <text:h text:style-name="Heading_20_2" text:outline-level="2"><text:bookmark text:name="__RefHeading__1996_938970145"/><text:span text:style-name="Default_20_Paragraph_20_Font"><text:span text:style-name="T1">KMD</text:span></text:span><text:bookmark-end text:name="__RefHeading__1996_938970145"/></text:h>
      <text:list xml:id="list31420341" text:continue-numbering="true" text:style-name="L15">
        <text:list-item>
          <text:p text:style-name="P23"><text:span text:style-name="Default_20_Paragraph_20_Font"><text:span text:style-name="T1">DistrictName = PostDistrict20, DistrictSubdivisionIdentifier = CityName34.</text:span></text:span></text:p>
        </text:list-item>
        <text:list-item>
          <text:p text:style-name="P23"><text:span text:style-name="Default_20_Paragraph_20_Font"><text:span text:style-name="T1">Isolated KMD calls from conversion to PART format.</text:span></text:span></text:p>
        </text:list-item>
      </text:list>
      <text:h text:style-name="Heading_20_2" text:outline-level="2"><text:bookmark text:name="__RefHeading__1998_938970145"/><text:span text:style-name="Default_20_Paragraph_20_Font"><text:span text:style-name="T1">E&amp;M</text:span></text:span><text:bookmark-end text:name="__RefHeading__1998_938970145"/></text:h>
      <text:list xml:id="list30722631" text:style-name="L16">
        <text:list-item>
          <text:p text:style-name="P24"><text:span text:style-name="Default_20_Paragraph_20_Font"><text:span text:style-name="T1">Zero, stateless and similar country codes are no longer treated as errors, and are returned as they are in the source.</text:span></text:span></text:p>
        </text:list-item>
        <text:list-item>
          <text:p text:style-name="P24"><text:span text:style-name="Default_20_Paragraph_20_Font"><text:span text:style-name="T1">Date values of minimum &amp; maximum date are treated as null.</text:span></text:span></text:p>
        </text:list-item>
        <text:list-item>
          <text:p text:style-name="P24"><text:span text:style-name="Default_20_Paragraph_20_Font"><text:span text:style-name="T1">CprBorgerType is always returned even for people of foreign nationalities. UkendtBorgerType and UdenlandskBorgerType are no longer used.</text:span></text:span></text:p>
        </text:list-item>
        <text:list-item>
          <text:p text:style-name="P24"><text:span text:style-name="Default_20_Paragraph_20_Font"><text:span text:style-name="T1">Address fixes:</text:span></text:span></text:p>
        </text:list-item>
      </text:list>
      <text:list xml:id="list30713067" text:style-name="L17">
        <text:list-item>
          <text:p text:style-name="P25"><text:span text:style-name="Default_20_Paragraph_20_Font"><text:span text:style-name="T1">Only active addresses are retrieved</text:span></text:span></text:p>
        </text:list-item>
        <text:list-item>
          <text:p text:style-name="P25"><text:span text:style-name="Default_20_Paragraph_20_Font"><text:span text:style-name="T1">Addresses now come from CitizenReadyAddress (JY67800V)</text:span></text:span></text:p>
        </text:list-item>
        <text:list-item>
          <text:p text:style-name="P25"><text:soft-page-break/><text:span text:style-name="Default_20_Paragraph_20_Font"><text:span text:style-name="T1">Addresses now include DistrictSubDivisionIdentifier</text:span></text:span></text:p>
        </text:list-item>
        <text:list-item>
          <text:p text:style-name="P25"><text:span text:style-name="Default_20_Paragraph_20_Font"><text:span text:style-name="T1">StreetName, post code and district all come from CitizenReadyAddress (JY67800V)</text:span></text:span></text:p>
        </text:list-item>
        <text:list-item>
          <text:p text:style-name="P25"><text:span text:style-name="Default_20_Paragraph_20_Font"><text:span text:style-name="T1">Postal district now goes into DistrictName and DistriktTekst</text:span></text:span></text:p>
        </text:list-item>
      </text:list>
      <text:h text:style-name="Heading_20_2" text:outline-level="2"><text:bookmark text:name="__RefHeading__2000_938970145"/><text:span text:style-name="Default_20_Paragraph_20_Font"><text:span text:style-name="T1">CPR Direct</text:span></text:span><text:bookmark-end text:name="__RefHeading__2000_938970145"/></text:h>
      <text:list xml:id="list30709643" text:style-name="L18">
        <text:list-item>
          <text:p text:style-name="P26"><text:span text:style-name="Default_20_Paragraph_20_Font"><text:span text:style-name="T1">Country code no longer validated</text:span></text:span></text:p>
        </text:list-item>
        <text:list-item>
          <text:p text:style-name="P26"><text:span text:style-name="Default_20_Paragraph_20_Font"><text:span text:style-name="T1">Date values of min &amp; max date are treated as null</text:span></text:span></text:p>
        </text:list-item>
        <text:list-item>
          <text:p text:style-name="P26"><text:span text:style-name="Default_20_Paragraph_20_Font"><text:span text:style-name="T1">Postal district now goes into DistrictName and DistriktTekst.</text:span></text:span></text:p>
        </text:list-item>
        <text:list-item>
          <text:p text:style-name="P26"><text:span text:style-name="Default_20_Paragraph_20_Font"><text:span text:style-name="T1">Error records are now read by the system</text:span></text:span></text:p>
        </text:list-item>
        <text:list-item>
          <text:p text:style-name="P26">Removed uncertainty flag from the calculation of citizenship.</text:p>
        </text:list-item>
        <text:list-item>
          <text:p text:style-name="P26">Implemented ISeparation in CPR Direct (current and history)</text:p>
        </text:list-item>
      </text:list>
      <text:h text:style-name="Heading_20_2" text:outline-level="2"><text:bookmark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h text:style-name="Heading_20_1" text:outline-level="1"><text:bookmark text:name="__RefHeading__2313_1958419325"/>Version 2.1.1<text:bookmark-end text:name="__RefHeading__2313_1958419325"/></text:h>
      <text:p text:style-name="Text_20_body">This version is mainly about allowing more freedom of communication between CPR Broker and Person Master. </text:p>
      <text:list xml:id="list30718200" text:style-name="L19">
        <text:list-item>
          <text:p text:style-name="P27">It is now possible to call Person Master via https, and also possible to read a Windows Communication Foundation (WCF) end point configuration from the web.config file in CPR Broker for ultimate flexibility.</text:p>
        </text:list-item>
        <text:list-item>
          <text:p text:style-name="P27">Also, the client for person master no longer adds “/PersonMasterService12” to the address of person master data provider behind the scenes.<text:line-break/><text:span text:style-name="T8">Note</text:span><text:line-break/>Due to the change the address is handled, the installer will automatically add “/PersonMasterService12” suffix to existing person master data providers. It is always a good idea to ping these data providers after upgrading from a version older than this one.</text:p>
        </text:list-item>
      </text:list>
      <text:h text:style-name="Heading_20_1" text:outline-level="1"><text:bookmark text:name="__RefHeading__2148_378977344"/>Version 2.1.2<text:bookmark-end text:name="__RefHeading__2148_378977344"/></text:h>
      <text:list xml:id="list30713335" text:style-name="L20">
        <text:list-item>
          <text:p text:style-name="P36">Calls to CPR FTP site are now only one per hour.</text:p>
        </text:list-item>
        <text:list-item>
          <text:p text:style-name="P28">Communication over HTTP between CPR Broker and Event broker now carries default credentials when calling CPR Broker</text:p>
        </text:list-item>
        <text:list-item>
          <text:p text:style-name="P28">Log page (LogEntries.aspx) now has filtration capabilities for date, type and application.<text:line-break/></text:p>
        </text:list-item>
      </text:list>
      <text:p text:style-name="Text_20_body"/>
      <text:h text:style-name="P41" text:outline-level="1"><text:bookmark text:name="__RefHeading__2169_108880746"/>Version 2.2<text:bookmark-end text:name="__RefHeading__2169_108880746"/></text:h>
      <text:p text:style-name="Text_20_body">This update is mainly focused on the implementation of historical data features and subscription based on criteria.</text:p>
      <text:h text:style-name="Heading_20_2" text:outline-level="2"><text:bookmark text:name="__RefHeading__2518_2053036593"/>Historical data<text:bookmark-end text:name="__RefHeading__2518_2053036593"/></text:h>
      <text:list xml:id="list31268664" text:style-name="L26">
        <text:list-item>
          <text:p text:style-name="P31">Support of historical data extract from the CPR office.</text:p>
        </text:list-item>
        <text:list-item>
          <text:p text:style-name="P31">Added the service method ReadSnapshot, which will return the status of a person at a given date</text:p>
        </text:list-item>
        <text:list-item>
          <text:p text:style-name="P31">Added the service method ListSnapshot, which is the list version of ReadSnapshot and thus takes a list of UUIDs and returns the statuses of theses persons on a given date</text:p>
        </text:list-item>
        <text:list-item>
          <text:p text:style-name="P31">Added the service method ReadPeriod, which will return a sequence of statuses of a person within a given timespan</text:p>
        </text:list-item>
        <text:list-item>
          <text:p text:style-name="P31">Added the service method ListPeriod, which is the list version of ReadPeriod and thus takes a list of UUIDs and returns a sequence of statuses of these persons within a given timespan</text:p>
        </text:list-item>
      </text:list>
      <text:h text:style-name="Heading_20_2" text:outline-level="2"><text:bookmark text:name="__RefHeading__2520_2053036593"/>Subscriptions based on criteria<text:bookmark-end text:name="__RefHeading__2520_2053036593"/></text:h>
      <text:list xml:id="list31427339" text:continue-numbering="true" text:style-name="L26">
        <text:list-item>
          <text:p text:style-name="P31">Added the service method SubscribeOnCriteria, which takes a criterion and adds subscriptions to persons meeting this criterion</text:p>
        </text:list-item>
      </text:list>
      <text:h text:style-name="Heading_20_1" text:outline-level="1"><text:bookmark text:name="__RefHeading__2198_2053036593"/>Version 2.2.1<text:bookmark-end text:name="__RefHeading__2198_2053036593"/></text:h>
      <text:p text:style-name="Text_20_body">This version release was triggered by the need to support foreign addresses in DPR databases.</text:p>
      <text:h text:style-name="Heading_20_2" text:outline-level="2"><text:bookmark text:name="__RefHeading__2464_2053036593"/>DPR<text:bookmark-end text:name="__RefHeading__2464_2053036593"/></text:h>
      <text:list xml:id="list31204419" text:style-name="L24">
        <text:list-item>
          <text:p text:style-name="P29">Can now return foreign and Greenlandic addresses</text:p>
        </text:list-item>
        <text:list-item>
          <text:p text:style-name="P29">Address effect data only uses start date.</text:p>
        </text:list-item>
      </text:list>
      <text:h text:style-name="Heading_20_2" text:outline-level="2"><text:bookmark text:name="__RefHeading__2466_2053036593"/>Budget control<text:bookmark-end text:name="__RefHeading__2466_2053036593"/></text:h>
      <text:p text:style-name="Text_20_body">This version controls a simple and immature version of data provider budget control</text:p>
      <text:list xml:id="list31218719" text:style-name="L25">
        <text:list-item>
          <text:p text:style-name="P30">Ability to set costs for online operations</text:p>
        </text:list-item>
        <text:list-item>
          <text:p text:style-name="P30">Tracking of calls to expensive sources</text:p>
        </text:list-item>
      </text:list>
      <text:h text:style-name="Heading_20_2" text:outline-level="2"><text:bookmark text:name="__RefHeading__2468_2053036593"/>Modulus 11 check<text:bookmark-end text:name="__RefHeading__2468_2053036593"/></text:h>
      <text:list xml:id="list31140453" text:style-name="L23">
        <text:list-header>
          <text:p text:style-name="P38">Modulus 11 check is performed on CPR numbers when calling GetUuid() and GetUuidArray(). It is also temporarily performed before calling expensive data sorces to avoid extra costs.</text:p>
        </text:list-header>
      </text:list>
      <text:h text:style-name="Heading_20_2" text:outline-level="2"><text:bookmark text:name="__RefHeading__2470_2053036593"/>Database tables<text:bookmark-end text:name="__RefHeading__2470_2053036593"/></text:h>
      <text:list xml:id="list31442864" text:continue-numbering="true" text:style-name="L23">
        <text:list-header>
          <text:p text:style-name="P38">This version completely uses less database space by removing all the child person tables that point to PersonRegistration and are no longer used.</text:p>
        </text:list-header>
      </text:list>
      <text:h text:style-name="Heading_20_2" text:outline-level="2"><text:bookmark text:name="__RefHeading__2472_2053036593"/>Logging<text:bookmark-end text:name="__RefHeading__2472_2053036593"/></text:h>
      <text:list xml:id="list31425280" text:continue-numbering="true" text:style-name="L23">
        <text:list-header>
          <text:p text:style-name="P38">An extra hidden column ActivityId added to log entries, to help group all logs belonging to the same context.</text:p>
        </text:list-header>
      </text:list>
      <text:h text:style-name="Heading_20_2" text:outline-level="2"><text:bookmark text:name="__RefHeading__2610_2053036593"/>Bug fixes<text:bookmark-end text:name="__RefHeading__2610_2053036593"/></text:h>
      <text:list xml:id="list31356836" text:style-name="L27">
        <text:list-item>
          <text:p text:style-name="P32">Fix for initialization of Authority object that was making error</text:p>
        </text:list-item>
        <text:list-item>
          <text:p text:style-name="P32">Installer can now detect multiple previous versions</text:p>
        </text:list-item>
      </text:list>
      <text:list xml:id="list31417795" text:continue-list="list30716465" text:style-name="L12">
        <text:list-header>
          <text:p text:style-name="P37"><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18</text:page-number></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22"><draw:image xlink:href="Pictures/10000000000000B90000001244F7FB63.png" xlink:type="simple" xlink:show="embed" xlink:actuate="onLoad"/></draw:frame><text:tab/><text:tab/><text:chapter text:display="name" text:outline-level="1">Version 2.2.1</text:chapter></text:p>
      </style:header>
      <style:footer>
        <text:p text:style-name="Footer"><text:span text:style-name="MT1"><text:title>CPR Broker</text:title></text:span><text:span text:style-name="MT1"><text:tab/><text:tab/></text:span><text:span text:style-name="Paginering"><text:span text:style-name="MT1"><text:page-number text:select-page="current">22</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1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3-11-22T11:28:06.54</dc:date>
    <meta:print-date>2012-01-12T12:04:00</meta:print-date>
    <meta:editing-cycles>163</meta:editing-cycles>
    <meta:editing-duration>PT23H46M53S</meta:editing-duration>
    <meta:document-statistic meta:table-count="0" meta:image-count="5" meta:object-count="0" meta:page-count="22" meta:paragraph-count="0" meta:word-count="2800" meta:character-count="16786" meta:non-whitespace-character-count="14420"/>
    <meta:template xlink:type="simple" xlink:actuate="onRequest" xlink:title="" xlink:href="./Magenta%20Rapport.ott"/>
  </office:meta>
</office:document-meta>
</file>